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khan" svg:font-family="Likhan" style:font-pitch="variable"/>
    <style:font-face style:name="Padauk" svg:font-family="Padauk"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KR" svg:font-family="'Noto Sans Mono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font-size="11.6999998092651pt" fo:font-weight="bold" officeooo:rsid="001eb67c" officeooo:paragraph-rsid="001eb67c" style:font-size-asian="11.6999998092651pt" style:font-weight-asian="bold" style:font-size-complex="11.6999998092651pt" style:font-weight-complex="bold"/>
    </style:style>
    <style:style style:name="P2"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1.6999998092651pt" officeooo:rsid="001f174e" officeooo:paragraph-rsid="001f174e" style:font-size-asian="11.6999998092651pt" style:font-size-complex="11.6999998092651pt"/>
    </style:style>
    <style:style style:name="P3"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1.6999998092651pt" officeooo:paragraph-rsid="001eb67c" style:font-size-asian="11.6999998092651pt" style:font-size-complex="11.6999998092651pt"/>
    </style:style>
    <style:style style:name="P4"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1.6999998092651pt" officeooo:rsid="001eb67c" officeooo:paragraph-rsid="001eb67c" style:font-size-asian="11.6999998092651pt" style:font-size-complex="11.6999998092651pt"/>
    </style:style>
    <style:style style:name="P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1.6999998092651pt" officeooo:paragraph-rsid="001f174e" style:font-size-asian="11.6999998092651pt" style:font-size-complex="11.6999998092651pt"/>
    </style:style>
    <style:style style:name="P6"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1.6999998092651pt" officeooo:paragraph-rsid="001f9ddd" style:font-size-asian="11.6999998092651pt" style:font-size-complex="11.6999998092651pt"/>
    </style:style>
    <style:style style:name="P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1.6999998092651pt" officeooo:paragraph-rsid="0021334c" style:font-size-asian="11.6999998092651pt" style:font-size-complex="11.6999998092651pt"/>
    </style:style>
    <style:style style:name="T1" style:family="text">
      <style:text-properties officeooo:rsid="001eb67c"/>
    </style:style>
    <style:style style:name="T2" style:family="text">
      <style:text-properties officeooo:rsid="001f174e"/>
    </style:style>
    <style:style style:name="T3" style:family="text">
      <style:text-properties officeooo:rsid="001f9ddd"/>
    </style:style>
    <style:style style:name="T4" style:family="text">
      <style:text-properties officeooo:rsid="002133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science hackathon:</text:p>
      <text:p text:style-name="P2">Theme: data science</text:p>
      <text:p text:style-name="P3"><text:span text:style-name="T1">Goal: Using S2 platform and facebook data set provided, Given a directed social graph, we have to predict missing links to recommend friends/ connection/followers.</text:span></text:p>
      <text:p text:style-name="P3"/>
      <text:p text:style-name="P4">Data overview: Dataset from facebook recruiting challenge on kaggle</text:p>
      <text:p text:style-name="P4"><text:tab/><text:tab/><text:tab/>- datacoumns ( total 2 columns ):</text:p>
      <text:p text:style-name="P4"><text:tab/><text:tab/><text:tab/>- source node <text:s/>int64<text:tab/>- destination node int64</text:p>
      <text:p text:style-name="P4"><text:tab/></text:p>
      <text:p text:style-name="P3"><text:span text:style-name="T2">M</text:span><text:span text:style-name="T1">etrics used for </text:span><text:span text:style-name="T4">evaluating: </text:span><text:span text:style-name="T1"><text:s/>f1 score</text:span></text:p>
      <text:p text:style-name="P2">Mode: Online.</text:p>
      <text:p text:style-name="P2"/>
      <text:p text:style-name="P5"><text:span text:style-name="T2">Duration: 5 days, </text:span>event starting in the afternoon of the first day and ending in the afternoon of the <text:span text:style-name="T2">fifth</text:span> day</text:p>
      <text:p text:style-name="P5"/>
      <text:p text:style-name="P6">Participant recruitment: </text:p>
      <text:p text:style-name="P6">Invitation of potential participants through previously identified key individuals. Registration through an online form that covers their contact details, open source handle, preferred programming languages and interests in the resource. Contacting local universities <text:span text:style-name="T4">to</text:span> spread news about the event through their networks. Start of the social-media campaign. <text:span text:style-name="T2">Using social media and various hackathon platform to promote.</text:span></text:p>
      <text:p text:style-name="P5"><text:span text:style-name="T2"><text:tab/>1. </text:span><text:s/>Creation of an online form that covers participants <text:span text:style-name="T2">A-Z c</text:span>ontact details, their current <text:tab/><text:tab/><text:tab/>profession and their projected role during the hackathon.</text:p>
      <text:p text:style-name="P5"/>
      <text:p text:style-name="P5"><text:span text:style-name="T2"><text:tab/>2. </text:span>Teams will form around ideas. They cannot have <text:span text:style-name="T2">more</text:span> than <text:span text:style-name="T2">4</text:span> members.</text:p>
      <text:p text:style-name="P5"/>
      <text:p text:style-name="P5">Stakeholder involvement: </text:p>
      <text:p text:style-name="P5"/>
      <text:p text:style-name="P5"><text:span text:style-name="T2"><text:tab/>1.</text:span>Discussing with representatives about their interest in the event <text:tab/>and invitation to <text:tab/><text:tab/><text:tab/>participate as mentors, give thematic talks and provide sponsorship and prizes.</text:p>
      <text:p text:style-name="P5"><text:span text:style-name="T2"><text:tab/></text:span></text:p>
      <text:p text:style-name="P5"><text:span text:style-name="T2"><text:tab/>2. </text:span>Finalization of sponsor agreements including prizes and talks at the hackathon.</text:p>
      <text:p text:style-name="P5"/>
      <text:p text:style-name="P2">Hackathon agenda:</text:p>
      <text:p text:style-name="P2"/>
      <text:p text:style-name="P5"><text:span text:style-name="T2"><text:tab/>1. </text:span>Welcoming words by the organizers, presentation of hackathon agenda and expected final <text:tab/><text:tab/>submission (source code and presentation slides) </text:p>
      <text:p text:style-name="P5"><text:tab/></text:p>
      <text:p text:style-name="P5"><text:tab/><text:span text:style-name="T3">2</text:span><text:span text:style-name="T2">. </text:span>Introduction of mentors, their area of expertise and their role during the hackathon.</text:p>
      <text:p text:style-name="P5"><text:tab/></text:p>
      <text:p text:style-name="P5"><text:span text:style-name="T3"><text:tab/>3. Guidelines, rules and making them familiar with s2 platform.</text:span></text:p>
      <text:p text:style-name="P5"><text:tab/></text:p>
      <text:p text:style-name="P5"><text:span text:style-name="T3"><text:tab/>4. Hackathon begins:</text:span></text:p>
      <text:p text:style-name="P5"><text:span text:style-name="T3"><text:tab/><text:tab/>i. guidance panel: to clear doubts <text:s text:c="13"/>ii. Support panel: for update</text:span></text:p>
      <text:p text:style-name="P6"><text:tab/><text:tab/></text:p>
      <text:p text:style-name="P6"><text:tab/><text:span text:style-name="T3">5. End of hackathon--&gt; evaluating scores using metrics decided/ checking for plagarism</text:span></text:p>
      <text:p text:style-name="P6"><text:tab/></text:p>
      <text:p text:style-name="P6"><text:tab/><text:span text:style-name="T3">6. During the gap between declaring result. Sending participants feedback form for s2 and <text:tab/><text:tab/>getting reviews<text:tab/></text:span><text:tab/></text:p>
      <text:p text:style-name="P4"><text:tab/></text:p>
      <text:p text:style-name="P4"><text:span text:style-name="T3"><text:tab/>7. Declaring results.</text:span></text:p>
      <text:p text:style-name="P4"/>
      <text:p text:style-name="P7"><text:span text:style-name="T4">Finally: </text:span>Continuity planning: Organizers distribute summary of the event directly <text:span text:style-name="T4">a</text:span>fter the hackathon and provide regular updates about the resource through communications chann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khan" svg:font-family="Likhan" style:font-pitch="variable"/>
    <style:font-face style:name="Padauk" svg:font-family="Padauk"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KR" svg:font-family="'Noto Sans Mono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0:55:07.611400132</meta:creation-date>
    <dc:date>2021-12-05T21:38:29.730437945</dc:date>
    <meta:editing-duration>PT2M11S</meta:editing-duration>
    <meta:editing-cycles>1</meta:editing-cycles>
    <meta:document-statistic meta:table-count="0" meta:image-count="0" meta:object-count="0" meta:page-count="1" meta:paragraph-count="34" meta:word-count="327" meta:character-count="2284" meta:non-whitespace-character-count="1924"/>
    <meta:generator>LibreOffice/6.4.7.2$Linux_X86_64 LibreOffice_project/40$Build-2</meta:generator>
  </office:meta>
</office:document-meta>
</file>